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cd6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acd6b" style:font-size-asian="10pt"/>
    </style:style>
    <style:style style:name="P5" style:family="paragraph" style:parent-style-name="Standard">
      <style:text-properties officeooo:rsid="00072ee0" officeooo:paragraph-rsid="00072ee0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72ee0" officeooo:paragraph-rsid="00072ee0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72ee0" officeooo:paragraph-rsid="000acd6b"/>
    </style:style>
    <style:style style:name="P8" style:family="paragraph" style:parent-style-name="Standard">
      <style:text-properties officeooo:rsid="00072ee0" officeooo:paragraph-rsid="000acd6b"/>
    </style:style>
    <style:style style:name="P9" style:family="paragraph" style:parent-style-name="Standard">
      <style:text-properties officeooo:paragraph-rsid="000acd6b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pple-system" fo:font-size="15pt" officeooo:rsid="00072ee0" officeooo:paragraph-rsid="000acd6b" style:font-size-asian="15pt" style:font-size-complex="15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72ee0" officeooo:paragraph-rsid="000acd6b" style:font-size-asian="15pt" style:font-size-complex="15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rsid="00072ee0" officeooo:paragraph-rsid="000b209a" style:font-size-asian="15pt" style:font-size-complex="15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size="15pt" officeooo:rsid="00072ee0" officeooo:paragraph-rsid="000b209a" style:font-size-asian="15pt" style:font-size-complex="15pt"/>
    </style:style>
    <style:style style:name="P14" style:family="paragraph" style:parent-style-name="Standard">
      <style:paragraph-properties style:writing-mode="lr-tb"/>
      <style:text-properties fo:font-size="15pt" style:font-size-asian="15pt" style:font-size-complex="15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style:font-size-asian="15pt" style:font-size-complex="15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fo:font-size="15pt" style:font-size-asian="15pt" style:font-size-complex="15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5pt" officeooo:paragraph-rsid="000b209a" style:font-size-asian="15pt" style:font-size-complex="15pt"/>
    </style:style>
    <style:style style:name="P18" style:family="paragraph" style:parent-style-name="Text_20_body">
      <style:paragraph-properties fo:margin-top="0cm" fo:margin-bottom="0cm" style:contextual-spacing="false" style:writing-mode="lr-tb"/>
      <style:text-properties style:font-name="apple-system" fo:font-size="15pt" style:font-size-asian="15pt" style:font-size-complex="15pt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5pt" officeooo:rsid="00072ee0" officeooo:paragraph-rsid="000acd6b" style:font-size-asian="15pt" style:font-size-complex="15pt"/>
    </style:style>
    <style:style style:name="P20" style:family="paragraph" style:parent-style-name="Text_20_body">
      <style:paragraph-properties fo:margin-top="0cm" fo:margin-bottom="0cm" style:contextual-spacing="false" style:writing-mode="lr-tb"/>
      <style:text-properties fo:font-size="15pt" style:font-size-asian="15pt" style:font-size-complex="15pt"/>
    </style:style>
    <style:style style:name="P21" style:family="paragraph" style:parent-style-name="Text_20_body">
      <style:paragraph-properties style:writing-mode="lr-tb"/>
      <style:text-properties fo:font-size="15pt" style:font-size-asian="15pt" style:font-size-complex="15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5pt" officeooo:rsid="000acd6b" officeooo:paragraph-rsid="000acd6b" style:font-size-asian="15pt" style:font-size-complex="15pt"/>
    </style:style>
    <style:style style:name="T1" style:family="text">
      <style:text-properties fo:color="#7f0055" loext:opacity="100%" style:font-name="Monospace" fo:font-size="10pt" fo:font-weight="bold" style:font-size-asian="10pt" style:font-weight-asian="bold"/>
    </style:style>
    <style:style style:name="T2" style:family="text">
      <style:text-properties fo:color="#000000" loext:opacity="100%" style:font-name="Monospace" fo:font-size="10pt" style:font-size-asian="10pt"/>
    </style:style>
    <style:style style:name="T3" style:family="text">
      <style:text-properties fo:color="#000000" loext:opacity="100%" style:font-name="Monospace" fo:font-size="10pt" fo:font-style="italic" style:font-size-asian="10pt" style:font-style-asian="italic"/>
    </style:style>
    <style:style style:name="T4" style:family="text">
      <style:text-properties fo:color="#000000" loext:opacity="100%" style:font-name="Monospace"/>
    </style:style>
    <style:style style:name="T5" style:family="text">
      <style:text-properties fo:color="#6a3e3e" loext:opacity="100%" style:font-name="Monospace" fo:font-size="10pt" style:font-size-asian="10pt"/>
    </style:style>
    <style:style style:name="T6" style:family="text">
      <style:text-properties fo:color="#2a00ff" loext:opacity="100%" style:font-name="Monospace" fo:font-size="10pt" style:font-size-asian="10pt"/>
    </style:style>
    <style:style style:name="T7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8" style:family="text">
      <style:text-properties fo:color="#3f7f5f" loext:opacity="100%" style:font-name="Monospace" fo:font-size="10pt" style:font-size-asian="10pt"/>
    </style:style>
    <style:style style:name="T9" style:family="text">
      <style:text-properties officeooo:rsid="000acd6b"/>
    </style:style>
    <style:style style:name="T10" style:family="text">
      <style:text-properties fo:color="#00c87d" loext:opacity="100%" style:font-name="Monospace" fo:font-size="10pt" style:font-size-asian="10pt"/>
    </style:style>
    <style:style style:name="T11" style:family="text">
      <style:text-properties fo:color="#00c87d" loext:opacity="100%" style:font-name="Monospace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officeooo:rsid="000b20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4">Testcases For Online voting System</text:span></text:p>
      <text:p text:style-name="P19"><text:span text:style-name="T4"/></text:p>
      <text:p text:style-name="P11"><text:span text:style-name="T4"/></text:p>
      <text:p text:style-name="P10"><text:span text:style-name="T4"/></text:p>
      <text:p text:style-name="P18">Welcome to the Online Voting System</text:p>
      <text:p text:style-name="P18">1. Register</text:p>
      <text:p text:style-name="P18">2. Login</text:p>
      <text:p text:style-name="P18">3. Cast Vote</text:p>
      <text:p text:style-name="P18">4. View Results</text:p>
      <text:p text:style-name="P18">5. Admin Login</text:p>
      <text:p text:style-name="P18">6. Exit</text:p>
      <text:p text:style-name="P18">Choose an option: 1</text:p>
      <text:p text:style-name="P18">Enter username: ramu</text:p>
      <text:p text:style-name="P18">Enter password: ramu</text:p>
      <text:p text:style-name="P18">Registration successful for ramu. Your voter ID is: 5</text:p>
      <text:p text:style-name="P18">Welcome to the Online Voting System</text:p>
      <text:p text:style-name="P18">1. Register</text:p>
      <text:p text:style-name="P18">2. Login</text:p>
      <text:p text:style-name="P18">3. Cast Vote</text:p>
      <text:p text:style-name="P18">4. View Results</text:p>
      <text:p text:style-name="P18">5. Admin Login</text:p>
      <text:p text:style-name="P18">6. Exit</text:p>
      <text:p text:style-name="P18">Choose an option: 3</text:p>
      <text:p text:style-name="P18">Enter your voter ID: 5</text:p>
      <text:p text:style-name="P18">Enter your username: ramu</text:p>
      <text:p text:style-name="P18">Enter your password: ramu</text:p>
      <text:p text:style-name="P18">Login successful. Welcome, ramu</text:p>
      <text:p text:style-name="P18">Candidates:</text:p>
      <text:p text:style-name="P18">ID: 1, Name: Ram, Party: TDP</text:p>
      <text:p text:style-name="P18">ID: 2, Name: sam, Party: BJP</text:p>
      <text:p text:style-name="P18">ID: 3, Name: Pawan Kalyan, Party: Janasena</text:p>
      <text:p text:style-name="P18">Enter candidate ID to vote for: 1</text:p>
      <text:p text:style-name="P18">Vote cast successfully</text:p>
      <text:p text:style-name="P18"/>
      <text:p text:style-name="P18"/>
      <text:p text:style-name="P18"/>
      <text:p text:style-name="P18"><text:soft-page-break/></text:p>
      <text:p text:style-name="P18">Welcome to the Online Voting System</text:p>
      <text:p text:style-name="P18">1. Register</text:p>
      <text:p text:style-name="P18">2. Login</text:p>
      <text:p text:style-name="P18">3. Cast Vote</text:p>
      <text:p text:style-name="P18">4. View Results</text:p>
      <text:p text:style-name="P18">5. Admin Login</text:p>
      <text:p text:style-name="P18">6. Exit</text:p>
      <text:p text:style-name="P18">Choose an option: 3</text:p>
      <text:p text:style-name="P18">Enter your voter ID: 4</text:p>
      <text:p text:style-name="P18">Enter your username: sindu</text:p>
      <text:p text:style-name="P18">Enter your password: sindu</text:p>
      <text:p text:style-name="P18">Login successful. Welcome, sindu</text:p>
      <text:p text:style-name="P18">Candidates:</text:p>
      <text:p text:style-name="P18">ID: 1, Name: Ram, Party: TDP</text:p>
      <text:p text:style-name="P18">ID: 2, Name: sam, Party: BJP</text:p>
      <text:p text:style-name="P18">ID: 3, Name: Pawan Kalyan, Party: Janasena</text:p>
      <text:p text:style-name="P18">Enter candidate ID to vote for: 6</text:p>
      <text:p text:style-name="P18">You have already cast your vote.</text:p>
      <text:p text:style-name="P18">Welcome to the Online Voting System</text:p>
      <text:p text:style-name="P18">1. Register</text:p>
      <text:p text:style-name="P18">2. Login</text:p>
      <text:p text:style-name="P18">3. Cast Vote</text:p>
      <text:p text:style-name="P18">4. View Results</text:p>
      <text:p text:style-name="P18">5. Admin Login</text:p>
      <text:p text:style-name="P18">6. Exit</text:p>
      <text:p text:style-name="P18">Choose an option: 3</text:p>
      <text:p text:style-name="P18">Enter your voter ID: 4</text:p>
      <text:p text:style-name="P18">Enter your username: sindu</text:p>
      <text:p text:style-name="P18">Enter your password: sindu</text:p>
      <text:p text:style-name="P18">Login successful. Welcome, sindu</text:p>
      <text:p text:style-name="P18">Candidates:</text:p>
      <text:p text:style-name="P18">ID: 1, Name: Ram, Party: TDP</text:p>
      <text:p text:style-name="P18">ID: 2, Name: sam, Party: BJP</text:p>
      <text:p text:style-name="P18">ID: 3, Name: Pawan Kalyan, Party: Janasena</text:p>
      <text:p text:style-name="P18">Enter candidate ID to vote for: 2</text:p>
      <text:p text:style-name="P18"><text:soft-page-break/>You have already cast your vote.</text:p>
      <text:p text:style-name="P18">Welcome to the Online Voting System</text:p>
      <text:p text:style-name="P18">1. Register</text:p>
      <text:p text:style-name="P18">2. Login</text:p>
      <text:p text:style-name="P18">3. Cast Vote</text:p>
      <text:p text:style-name="P18">4. View Results</text:p>
      <text:p text:style-name="P18">5. Admin Login</text:p>
      <text:p text:style-name="P18">6. Exit</text:p>
      <text:p text:style-name="P18">Choose an option: 3</text:p>
      <text:p text:style-name="P18">Enter your voter ID: 10</text:p>
      <text:p text:style-name="P18">Invalid voter ID. Please try again.</text:p>
      <text:p text:style-name="P18">Welcome to the Online Voting System</text:p>
      <text:p text:style-name="P18">1. Register</text:p>
      <text:p text:style-name="P18">2. Login</text:p>
      <text:p text:style-name="P18">3. Cast Vote</text:p>
      <text:p text:style-name="P18">4. View Results</text:p>
      <text:p text:style-name="P18">5. Admin Login</text:p>
      <text:p text:style-name="P18">6. Exit</text:p>
      <text:p text:style-name="P18">Choose <text:span text:style-name="T9">an option:</text:span><text:span text:style-name="T13">5</text:span></text:p>
      <text:p text:style-name="P21"> <text:span text:style-name="T4">Welcome to the Online Voting System</text:span></text:p>
      <text:p text:style-name="P15"><text:span text:style-name="T4">1. Register</text:span></text:p>
      <text:p text:style-name="P15"><text:span text:style-name="T4">2. Login</text:span></text:p>
      <text:p text:style-name="P15"><text:span text:style-name="T4">3. Cast Vote</text:span></text:p>
      <text:p text:style-name="P15"><text:span text:style-name="T4">4. View Results</text:span></text:p>
      <text:p text:style-name="P15"><text:span text:style-name="T4">5. Admin Login</text:span></text:p>
      <text:p text:style-name="P15"><text:span text:style-name="T4">6. Exit</text:span></text:p>
      <text:p text:style-name="P15"><text:span text:style-name="T4">Choose an option: </text:span><text:span text:style-name="T11">5</text:span></text:p>
      <text:p text:style-name="P15"><text:span text:style-name="T4">Enter admin username: </text:span><text:span text:style-name="T11">nandu</text:span></text:p>
      <text:p text:style-name="P15"><text:span text:style-name="T4">Enter admin password: </text:span><text:span text:style-name="T11">nandu@123</text:span></text:p>
      <text:p text:style-name="P14"><text:span text:style-name="T4">Admin login successful. Welcome, nandu</text:span></text:p>
      <text:p text:style-name="P14"><text:span text:style-name="T4"/></text:p>
      <text:p text:style-name="P16"><text:span text:style-name="T4">Welcome to the Online Voting System</text:span></text:p>
      <text:p text:style-name="P15"><text:span text:style-name="T4">1. Register</text:span></text:p>
      <text:p text:style-name="P15"><text:span text:style-name="T4">2. Login</text:span></text:p>
      <text:p text:style-name="P15"><text:span text:style-name="T4">3. Cast Vote</text:span></text:p>
      <text:p text:style-name="P15"><text:span text:style-name="T4">4. View Results</text:span></text:p>
      <text:p text:style-name="P15"><text:span text:style-name="T4">5. Admin Login</text:span></text:p>
      <text:p text:style-name="P15"><text:span text:style-name="T4">6. Exit</text:span></text:p>
      <text:p text:style-name="P15"><text:soft-page-break/><text:span text:style-name="T4">Choose an option: </text:span><text:span text:style-name="T11">5</text:span></text:p>
      <text:p text:style-name="P15"><text:span text:style-name="T4">Enter admin username: </text:span><text:span text:style-name="T11">nandu</text:span></text:p>
      <text:p text:style-name="P15"><text:span text:style-name="T4">Enter admin password: </text:span><text:span text:style-name="T11">nandu@123</text:span></text:p>
      <text:p text:style-name="P15"><text:span text:style-name="T4">Admin login successful. Welcome, nandu</text:span></text:p>
      <text:p text:style-name="P15"><text:span text:style-name="T4">Enter candidate name: </text:span><text:span text:style-name="T11">shiva</text:span></text:p>
      <text:p text:style-name="P15"><text:span text:style-name="T4">Enter candidate party: </text:span><text:span text:style-name="T11">CPI</text:span></text:p>
      <text:p text:style-name="P14"><text:span text:style-name="T4">Candidate added successfully: shiva (CPI)</text:span></text:p>
      <text:p text:style-name="P14"><text:span text:style-name="T4"/></text:p>
      <text:p text:style-name="P12"><text:span text:style-name="T4">Welcome to the Online Voting System</text:span></text:p>
      <text:p text:style-name="P17"><text:span text:style-name="T4">1. Register</text:span></text:p>
      <text:p text:style-name="P17"><text:span text:style-name="T4">2. Login</text:span></text:p>
      <text:p text:style-name="P17"><text:span text:style-name="T4">3. Cast Vote</text:span></text:p>
      <text:p text:style-name="P17"><text:span text:style-name="T4">4. View Results</text:span></text:p>
      <text:p text:style-name="P17"><text:span text:style-name="T4">5. Admin Login</text:span></text:p>
      <text:p text:style-name="P17"><text:span text:style-name="T4">6. Exit</text:span></text:p>
      <text:p text:style-name="P17"><text:span text:style-name="T4">Choose an option: </text:span><text:span text:style-name="T11">1</text:span></text:p>
      <text:p text:style-name="P17"><text:span text:style-name="T4">Enter username: </text:span><text:span text:style-name="T11">Adhi</text:span></text:p>
      <text:p text:style-name="P17"><text:span text:style-name="T4">Enter password: </text:span><text:span text:style-name="T11">Adhi@123</text:span></text:p>
      <text:p text:style-name="P17"><text:span text:style-name="T4">Registration successful for Adhi. Your voter ID is: 12</text:span></text:p>
      <text:p text:style-name="P17"><text:span text:style-name="T4">Welcome to the Online Voting System</text:span></text:p>
      <text:p text:style-name="P17"><text:span text:style-name="T4">1. Register</text:span></text:p>
      <text:p text:style-name="P17"><text:span text:style-name="T4">2. Login</text:span></text:p>
      <text:p text:style-name="P17"><text:span text:style-name="T4">3. Cast Vote</text:span></text:p>
      <text:p text:style-name="P17"><text:span text:style-name="T4">4. View Results</text:span></text:p>
      <text:p text:style-name="P17"><text:span text:style-name="T4">5. Admin Login</text:span></text:p>
      <text:p text:style-name="P17"><text:span text:style-name="T4">6. Exit</text:span></text:p>
      <text:p text:style-name="P17"><text:span text:style-name="T4">Choose an option: </text:span><text:span text:style-name="T11">2</text:span></text:p>
      <text:p text:style-name="P17"><text:span text:style-name="T4">Enter username: </text:span><text:span text:style-name="T11">Adhi</text:span></text:p>
      <text:p text:style-name="P17"><text:span text:style-name="T4">Enter password: </text:span><text:span text:style-name="T11">Adhi</text:span></text:p>
      <text:p text:style-name="P13"><text:span text:style-name="T4">Invalid username or password. Please try aga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5:37:35.595034412</meta:creation-date>
    <dc:date>2024-07-04T18:38:39.224228957</dc:date>
    <meta:editing-duration>PT1H8M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31" meta:word-count="494" meta:character-count="2693" meta:non-whitespace-character-count="2329"/>
  </office:meta>
</office:document-meta>
</file>